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115%"/>
    </style:style>
    <style:style style:name="P2" style:family="paragraph" style:parent-style-name="Text_20_body">
      <style:text-properties officeooo:rsid="000c58ef" officeooo:paragraph-rsid="000c58ef"/>
    </style:style>
    <style:style style:name="P3" style:family="paragraph" style:parent-style-name="Text_20_body">
      <style:text-properties officeooo:rsid="000c58ef" officeooo:paragraph-rsid="001733e3"/>
    </style:style>
    <style:style style:name="P4" style:family="paragraph" style:parent-style-name="Text_20_body">
      <style:text-properties officeooo:rsid="000fc2f7" officeooo:paragraph-rsid="000fc2f7"/>
    </style:style>
    <style:style style:name="P5" style:family="paragraph" style:parent-style-name="Heading_20_1" style:list-style-name="">
      <style:paragraph-properties fo:margin-left="0cm" fo:margin-right="0cm" fo:text-indent="0cm" style:auto-text-indent="false"/>
    </style:style>
    <style:style style:name="P6" style:family="paragraph" style:parent-style-name="Heading_20_2" style:list-style-name="">
      <style:paragraph-properties fo:margin-left="0cm" fo:margin-right="0cm" fo:text-indent="0cm" style:auto-text-indent="false"/>
    </style:style>
    <style:style style:name="P7" style:family="paragraph" style:parent-style-name="Title" style:master-page-name="Standard">
      <style:paragraph-properties style:page-number="auto"/>
    </style:style>
    <style:style style:name="P8" style:family="paragraph" style:parent-style-name="Table_20_Contents">
      <style:text-properties officeooo:rsid="000dbfe5" officeooo:paragraph-rsid="000dbfe5"/>
    </style:style>
    <style:style style:name="P9" style:family="paragraph" style:parent-style-name="Table_20_Contents">
      <style:text-properties officeooo:rsid="000e4e00" officeooo:paragraph-rsid="00199b8c"/>
    </style:style>
    <style:style style:name="P10" style:family="paragraph" style:parent-style-name="Table_20_Contents">
      <style:text-properties officeooo:rsid="000fc2f7" officeooo:paragraph-rsid="00199b8c"/>
    </style:style>
    <style:style style:name="P11" style:family="paragraph" style:parent-style-name="Table_20_Contents">
      <style:text-properties officeooo:rsid="00199b8c" officeooo:paragraph-rsid="00199b8c"/>
    </style:style>
    <style:style style:name="P12" style:family="paragraph" style:parent-style-name="Table_20_Contents">
      <style:text-properties officeooo:rsid="001b5aa4" officeooo:paragraph-rsid="001b5aa4"/>
    </style:style>
    <style:style style:name="T1" style:family="text">
      <style:text-properties style:font-name-asian="Mangal"/>
    </style:style>
    <style:style style:name="T2" style:family="text">
      <style:text-properties style:font-name-asian="Mangal" style:font-name-complex="Liberation Sans2"/>
    </style:style>
    <style:style style:name="T3" style:family="text">
      <style:text-properties officeooo:rsid="000c693a"/>
    </style:style>
    <style:style style:name="T4" style:family="text">
      <style:text-properties officeooo:rsid="00107de0"/>
    </style:style>
    <style:style style:name="T5" style:family="text">
      <style:text-properties officeooo:rsid="0011833d"/>
    </style:style>
    <style:style style:name="T6" style:family="text">
      <style:text-properties officeooo:rsid="001733e3"/>
    </style:style>
    <style:style style:name="T7" style:family="text">
      <style:text-properties officeooo:rsid="00175894"/>
    </style:style>
    <style:style style:name="T8" style:family="text">
      <style:text-properties officeooo:rsid="00205f45"/>
    </style:style>
    <style:style style:name="T9" style:family="text">
      <style:text-properties officeooo:rsid="00239f7a"/>
    </style:style>
    <style:style style:name="T10" style:family="text">
      <style:text-properties officeooo:rsid="00249d3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G53DIA Assignment 2 Report</text:span></text:p>
      <text:p text:style-name="Subtitle"><text:span text:style-name="T1">Joel Cox psyjc5</text:span></text:p>
      <text:p text:style-name="P5"><text:span text:style-name="T2">Introduction</text:span></text:p>
      <text:p text:style-name="P1">The agents used in this task use the same architecture as those in assignment 1 (report included), with one errata: The architecture is reactive with state, not deliberative as previously stated.</text:p>
      <text:p text:style-name="P1">The task is similar to that of assignment 1, except that there are now multiple agents being used to achieve the same task. The goal is still to maximise score, however score is now total waste collected divided by the number of agents used. </text:p>
      <text:p text:style-name="P1">The expected score for multiple agents is around 70-80% of the single agent runs. This is due to co-ordination overhead, as well as saturation of the environment with agents, which all try to accomplish the same task, lowering available tasks per agent.</text:p>
      <text:p text:style-name="P1">This report will focus less on maximising the score, as the agents are as near as optimal as can be <text:s/>made within the task time-frame, and will instead look into how different approaches to the problem can affect the score.</text:p>
      <text:p text:style-name="P5"><text:span text:style-name="T2">Base Approach</text:span></text:p>
      <text:p text:style-name="P1">Initially, the agents were imported directly from assignment 1. These agents had no way of knowing if another agent was heading for a specific task, and this was inefficient.</text:p>
      <text:p text:style-name="P1">The basic approach to fix this was to implement a simple boolean on tasks, to identify if a tanker was heading to it. This resulted in the agents being very effective, operating at a very similar efficiency to a single agent environment. This means that any modifications to the task scheduling approach would provide meaningful information about how they affected the score.</text:p>
      <text:p text:style-name="P5"><text:span text:style-name="T2">Task Scheduling and Co-Ordination</text:span></text:p>
      <text:p text:style-name="P1">As previously mentioned, the basic task scheduling takes no complex data into account, operating on a first come, first served basis.</text:p>
      <text:p text:style-name="P6"><text:span text:style-name="T2">Contract Net Protocol</text:span></text:p>
      <text:p text:style-name="P1">Contract net protocol is a widely used, simple task scheduling protocol. The implementation of it for the multi agent system has a <text:span text:style-name="T9">large time</text:span> issue due to the sequential processing of the agents, increasing co-ordination overhead. <text:span text:style-name="T10">The overhead cost using a traditional protocol implementation would waste up to 3 time steps for every task found (signal, response, confirmation), which is too slow. Instead, the implementation used an additional Manager class to handle all task assignments, effectively removing the overhead cost.</text:span></text:p>
      <text:p text:style-name="Heading_20_2"><text:soft-page-break/>Dynamic Fleet Scaling</text:p>
      <text:p text:style-name="P1">Dynamic Fleet Scaling is based on the theory that the potential waste available to deliver is restricted by the amount of Fuel Pumps present in the environment. This idea stems from the fact that each tanker is restricted by fuel limits, and so cannot stray too far from a “safe” area around fuel pumps. This limit is avoided, and multiple fuel pumps are exploited by adding an additional Tanker per fuel pump found in the environment.</text:p>
      <text:p text:style-name="P1">Tests from the single agent assignment indicated that a single fuel pump environment would result in a score of approximately 70k-90k; this is the target score which was aimed for, although a reduction was expected due to the cost of running multiple tankers.</text:p>
      <text:h text:style-name="Heading_20_3" text:outline-level="3">Potential Issues</text:h>
      <text:p text:style-name="P3">There is an issue when introducing additional tankers, due to the way the average score (and thus overall score) is calculated. If a single tanker obtains 1000 score in 100 steps, then a second tanker introduced after 100 steps would have to effectively obtain 2000 score in the next 100 steps, to make up for the lost time. This catch-up can be performed over the tanker’s entire lifetime, so it is not that impactful for the second tanker, or even the third. However, when the program reaches higher numbers, the potential catch-up distance becomes a lot greater:</text:p>
      <text:p text:style-name="P3"><text:span text:style-name="T6">Assuming</text:span> that the first 3 tankers are all contributing equally, and averaging 1500 score in 1500 steps; <text:span text:style-name="T7">W</text:span>hen a fourth tanker is introduced at 1500 steps, it now has to <text:span text:style-name="T3">effectively </text:span>average 6000 <text:span text:style-name="T8">(1500 base + 4500 extra) </text:span>score in 1500 steps. <text:span text:style-name="T3">With 10 000 maximum steps, that leaves an actual time frame of 8500 steps to make up that last score. This means that the actual demand (assuming a continued expected base average of 1 score per step) is an additional 4500 score over 8500 steps, which works out to an additional 0.529 score per step. The impact of this is that the fourth tanker, if introduced at 1500 steps, has to work 1.53 times as effectively as the previous three tankers. With 1500 being the upper limit for the last tanker to be introduced, the working cost works out as such:</text:span></text:p>
      <table:table table:name="Table1" table:style-name="Table1">
        <table:table-column table:style-name="Table1.A" table:number-columns-repeated="3"/>
        <table:table-row>
          <table:table-cell table:style-name="Table1.A1" office:value-type="string">
            <text:p text:style-name="P8">Tanker Number</text:p>
          </table:table-cell>
          <table:table-cell table:style-name="Table1.A1" office:value-type="string">
            <text:p text:style-name="P8">Required extra score</text:p>
          </table:table-cell>
          <table:table-cell table:style-name="Table1.C1" office:value-type="string">
            <text:p text:style-name="P8">Multiplier</text:p>
          </table:table-cell>
        </table:table-row>
        <table:table-row>
          <table:table-cell table:style-name="Table1.A2" office:value-type="string">
            <text:p text:style-name="P8">4</text:p>
          </table:table-cell>
          <table:table-cell table:style-name="Table1.A2" office:value-type="string">
            <text:p text:style-name="P11">4500</text:p>
          </table:table-cell>
          <table:table-cell table:style-name="Table1.C2" office:value-type="string">
            <text:p text:style-name="P12">1.53</text:p>
          </table:table-cell>
        </table:table-row>
        <table:table-row>
          <table:table-cell table:style-name="Table1.A2" office:value-type="string">
            <text:p text:style-name="P8">5</text:p>
          </table:table-cell>
          <table:table-cell table:style-name="Table1.A2" office:value-type="string">
            <text:p text:style-name="P9">6000</text:p>
          </table:table-cell>
          <table:table-cell table:style-name="Table1.C2" office:value-type="string">
            <text:p text:style-name="P9">1.71</text:p>
          </table:table-cell>
        </table:table-row>
        <table:table-row>
          <table:table-cell table:style-name="Table1.A2" office:value-type="string">
            <text:p text:style-name="P8">6</text:p>
          </table:table-cell>
          <table:table-cell table:style-name="Table1.A2" office:value-type="string">
            <text:p text:style-name="P9">7500</text:p>
          </table:table-cell>
          <table:table-cell table:style-name="Table1.C2" office:value-type="string">
            <text:p text:style-name="P9">1.88</text:p>
          </table:table-cell>
        </table:table-row>
        <table:table-row>
          <table:table-cell table:style-name="Table1.A2" office:value-type="string">
            <text:p text:style-name="P8">7</text:p>
          </table:table-cell>
          <table:table-cell table:style-name="Table1.A2" office:value-type="string">
            <text:p text:style-name="P9">9000</text:p>
          </table:table-cell>
          <table:table-cell table:style-name="Table1.C2" office:value-type="string">
            <text:p text:style-name="P9">2.06</text:p>
          </table:table-cell>
        </table:table-row>
        <table:table-row>
          <table:table-cell table:style-name="Table1.A2" office:value-type="string">
            <text:p text:style-name="P8">8</text:p>
          </table:table-cell>
          <table:table-cell table:style-name="Table1.A2" office:value-type="string">
            <text:p text:style-name="P9">10500</text:p>
          </table:table-cell>
          <table:table-cell table:style-name="Table1.C2" office:value-type="string">
            <text:p text:style-name="P9">2.24</text:p>
          </table:table-cell>
        </table:table-row>
        <table:table-row>
          <table:table-cell table:style-name="Table1.A2" office:value-type="string">
            <text:p text:style-name="P8">9</text:p>
          </table:table-cell>
          <table:table-cell table:style-name="Table1.A2" office:value-type="string">
            <text:p text:style-name="P9">12000</text:p>
          </table:table-cell>
          <table:table-cell table:style-name="Table1.C2" office:value-type="string">
            <text:p text:style-name="P9">2.41</text:p>
          </table:table-cell>
        </table:table-row>
        <table:table-row>
          <table:table-cell table:style-name="Table1.A2" office:value-type="string">
            <text:p text:style-name="P8">10</text:p>
          </table:table-cell>
          <table:table-cell table:style-name="Table1.A2" office:value-type="string">
            <text:p text:style-name="P9">13500</text:p>
          </table:table-cell>
          <table:table-cell table:style-name="Table1.C2" office:value-type="string">
            <text:p text:style-name="P10">2.59</text:p>
          </table:table-cell>
        </table:table-row>
      </table:table>
      <text:p text:style-name="P2"/>
      <text:p text:style-name="P4">From the above table it is apparent that the mul<text:span text:style-name="T4">t</text:span>iplier for <text:span text:style-name="T5">additional tankers becomes frighteningly large. Fortunately, due to the low rate in which tasks appear in the environment, not much score is obtained before 1500 steps. After ~1500 steps, tanker effectiveness ramps up considerably due to task density increasing. This is why no additional tankers are added after 1500 steps. A normal tanker is expected to achieve around 1000 score in the first 1500 steps, but then is expected to average around 10 000 score per 1000 steps after 1500 steps. This means that the catch-up multiplier is easily reached. If the cut off point were earlier than 1500, less tankers may be added, </text:span><text:soft-page-break/><text:span text:style-name="T5">and an environment may not be fully exploited, and if it were later than 1500, the required effectiveness of tankers would increase too much to be feasible.</text:span></text:p>
      <text:h text:style-name="Heading_20_3" text:outline-level="3">Results</text:h>
      <text:p text:style-name="P1">The DFS approach used a single starting scout tanker, and an additional tanker for each additional fuel pump found. This means that a single fuel pump should only have due a single tanker – the scout. However, as the assignment is about multiple agents, in the rare case of a single pump environment, an additional tanker will be added, giving a minimum of 2 tankers. Testing environments did not include a guaranteed single pump environment.</text:p>
      <text:p text:style-name="P1">Early tests of the DFS approach with Leash Tankers showed poor results; limiting the Tankers to a certain fuel pump stopped them from exploiting particularly rich areas of the environment, or ‘bouncing’ between two pumps with high task density.</text:p>
      <text:p text:style-name="P1">A second version of DFS used Lonely Tankers instead, which proved to be very effective. An average score of 85k-105k was observed, with total waste delivered hitting over 1 000 000. This was surprising, as it indicated certain seeds supported using 10 tankers efficiently, without losing to much to the cost of excess tankers. For comparison, basic tests with the Base Approach using 4+ tankers had proved very inefficient, averaging around 60k, peaking at 80k. The high score range also exceeded the expected target range, showing that the cost of running multiple tankers is not actually that high if used sparingly. However, the co-ordination used for DFS was primitive, just using the Basic Approach, so there was minimal overhead costs.</text:p>
      <text:p text:style-name="P1">The lowest scores observed were about 55k-65k, which shows there are some seeds where this approach is not very efficient. Some of these environments were those that the single agent assignment had also struggled with, but others were ones where it had succeeded, indicating that there was occasionally a real cost.</text:p>
      <text:p text:style-name="P1">Also observed was the pattern that average score seemed to correlate slightly to tanker amount. Whilst previously thought that lower fleet sizes would put up better results, DFS showed results to the contrary, with the highest scores, 100k+, being between 4-10 tankers. The environments that supported 10 tankers would reliably show scores of 95k+.</text:p>
      <text:p text:style-name="P1">In conclusion, DFS was considered a success, putting up scores that were impressive, albeit less than the Base Approach. Normally, total waste would not be heavily considered, but the fact that it can show total waste amounts of over 1 million, as well as putting up better scores with up to 10 tankers than the Base Approach could with more than 3 tankers, means it is a serious consideration for a final approach.</text:p>
      <text:p text:style-name="P1">NOTE: Unfortunately the processing time for DFS was annoyingly slow, so testing was difficult. Further testing might have yielded stronger results, or revealed that the approach was actually unreliable.</text:p>
      <text:p text:style-name="P5"><text:span text:style-name="T2">Agent types</text:span></text:p>
      <text:p text:style-name="P1">Another approach to the problem is to change what agents exhibit which behaviours. </text:p>
      <text:p text:style-name="P6"><text:soft-page-break/><text:span text:style-name="T2">Efficient Tanker</text:span></text:p>
      <text:p text:style-name="P1">The Efficient Tanker agent is an adaptation of the single agent from assignment 1. It uses a reactive with state “decision” methodology to choose which nearby task is best.</text:p>
      <text:p text:style-name="P6"><text:span text:style-name="T2">Scout Tanker</text:span></text:p>
      <text:p text:style-name="P1">The Scout Tanker agent is very similar to the Efficient Tanker. It starts differently, exploring for a longer period of time than the Efficient Tanker, before reverting to the same behaviour. The explore time is limited, as after a certain point it is likely to have explored as far as possible, and would be better off completing tasks. </text:p>
      <text:p text:style-name="P1">Certain environments would allow for limitless exploration, but even then, the other agents may have a difficult time exploiting the explored area efficiently, and the Scout Tanker needs to justify the penalty for additional agents, so it switches to completing tasks.</text:p>
      <text:p text:style-name="Heading_20_2">Lonely Tanker</text:p>
      <text:p text:style-name="P1">The Lonely Tanker (and Lonely Scout Tanker) operate near identically to their base counterparts, with the exception of the getBestTask function. These tankers use a weighted bias to try to prioritise tasks that are further away from other tankers.</text:p>
      <text:p text:style-name="P1">Interestingly, whilst the Efficient Tanker and Scout Tanker result in different scores when used exclusively, the Lonely Tanker and Lonely Scout Tanker give the same results, despite the Lonely Scout not performing tasks for the first 1500 steps.</text:p>
      <text:p text:style-name="Heading_20_2">Lonely Scout Recruit Tanker</text:p>
      <text:p text:style-name="P1">Based upon the Lonely Scout Tanker, the Recruit Tanker adds an extra Lonely Tanker to the Fleet every time it finds a new Fuel Pump before 1500 steps, up to a maximum of 10 tankers. After 1500 steps, it resumes regular task execution.</text:p>
      <text:p text:style-name="Heading_20_2">Leash Tanker</text:p>
      <text:p text:style-name="P1">The Leash tanker simply sticks with the same designated fuel pump. Designed with the Dynamic Fleet Scaling in mind, it performed worse than a basic Lonely Tanker and was replaced as su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style:use-window-font-color="true" style:font-name="Liberation Serif" fo:font-family="'Liberation Serif'"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en" style:country-asian="GB"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hyphenation-ladder-count="no-limit" fo:keep-with-next="always" style:writing-mode="lr-tb"/>
      <style:text-properties style:use-window-font-color="true" style:font-name="Liberation Sans1" fo:font-family="'Liberation Sans'" style:font-family-generic="roman" style:font-pitch="variable" fo:font-size="14pt" style:letter-kerning="true" style:font-name-asian="Liberation Serif1" style:font-family-asian="'Liberation Serif'" style:font-family-generic-asian="system" style:font-pitch-asian="variable" style:font-size-asian="14pt" style:language-asian="en" style:country-asian="GB" fo:hyphenate="false" fo:hyphenation-remain-char-count="2" fo:hyphenation-push-char-count="2"/>
    </style:style>
    <style:style style:name="Text_20_body" style:display-name="Text body" style:family="paragraph" style:parent-style-name="Standard" style:default-outline-level="" style:class="text">
      <style:paragraph-properties fo:margin-top="0cm" fo:margin-bottom="0.247cm" loext:contextual-spacing="false" fo:line-height="115%" fo:text-align="start" style:justify-single-word="false" fo:orphans="0" fo:widows="0" fo:hyphenation-ladder-count="no-limit" style:writing-mode="lr-tb"/>
      <style:text-properties style:use-window-font-color="true" style:font-name="Liberation Serif" fo:font-family="'Liberation Serif'" style:font-family-generic="roman" style:font-pitch="variable" fo:font-size="12pt" style:letter-kerning="true" style:font-name-asian="Liberation Serif1" style:font-family-asian="'Liberation Serif'" style:font-family-generic-asian="system" style:font-pitch-asian="variable" style:font-size-asian="12pt" style:language-asian="en" style:country-asian="GB" fo:hyphenate="false" fo:hyphenation-remain-char-count="2" fo:hyphenation-push-char-count="2"/>
    </style:style>
    <style:style style:name="List" style:family="paragraph" style:parent-style-name="Text_20_body" style:default-outline-level="" style:class="list">
      <style:paragraph-properties fo:margin-top="0cm" fo:margin-bottom="0.247cm" loext:contextual-spacing="false" fo:line-height="115%" fo:text-align="start" style:justify-single-word="false" fo:orphans="0" fo:widows="0" fo:hyphenation-ladder-count="no-limit" style:writing-mode="lr-tb"/>
      <style:text-properties style:use-window-font-color="true" style:font-name="Liberation Serif" fo:font-family="'Liberation Serif'" style:font-family-generic="roman" style:font-pitch="variable" fo:font-size="12pt" style:letter-kerning="true" style:font-name-asian="Liberation Serif1" style:font-family-asian="'Liberation Serif'" style:font-family-generic-asian="system" style:font-pitch-asian="variable" style:font-size-asian="12pt" style:language-asian="en" style:country-asian="GB" fo:hyphenate="false" fo:hyphenation-remain-char-count="2" fo:hyphenation-push-char-count="2"/>
    </style:style>
    <style:style style:name="Caption" style:family="paragraph" style:parent-style-name="Standard" style:default-outline-level="" style:class="extra">
      <style:paragraph-properties fo:margin-top="0.212cm" fo:margin-bottom="0.212cm" loext:contextual-spacing="false" fo:text-align="start" style:justify-single-word="false" fo:orphans="0" fo:widows="0" fo:hyphenation-ladder-count="no-limit" style:writing-mode="lr-tb"/>
      <style:text-properties style:use-window-font-color="true" style:font-name="Liberation Serif" fo:font-family="'Liberation Serif'" style:font-family-generic="roman" style:font-pitch="variable" fo:font-size="12pt" fo:font-style="italic" style:letter-kerning="true" style:font-name-asian="Liberation Serif1" style:font-family-asian="'Liberation Serif'" style:font-family-generic-asian="system" style:font-pitch-asian="variable" style:font-size-asian="12pt" style:language-asian="en" style:country-asian="GB" style:font-style-asian="italic" fo:hyphenate="false" fo:hyphenation-remain-char-count="2" fo:hyphenation-push-char-count="2"/>
    </style:style>
    <style:style style:name="Index" style:family="paragraph" style:parent-style-name="Standard" style:default-outline-level="" style:class="index">
      <style:paragraph-properties fo:text-align="start" style:justify-single-word="false" fo:orphans="0" fo:widows="0" fo:hyphenation-ladder-count="no-limit" style:writing-mode="lr-tb"/>
      <style:text-properties style:use-window-font-color="true" style:font-name="Liberation Serif" fo:font-family="'Liberation Serif'" style:font-family-generic="roman" style:font-pitch="variable" fo:font-size="12pt" style:letter-kerning="true" style:font-name-asian="Liberation Serif1" style:font-family-asian="'Liberation Serif'" style:font-family-generic-asian="system" style:font-pitch-asian="variable" style:font-size-asian="12pt" style:language-asian="en" style:country-asian="GB" fo:hyphenate="false" fo:hyphenation-remain-char-count="2" fo:hyphenation-push-char-count="2"/>
    </style:style>
    <style:style style:name="Heading_20_1" style:display-name="Heading 1" style:family="paragraph" style:parent-style-name="Heading" style:default-outline-level="" style:class="text">
      <style:paragraph-properties fo:margin-top="0.423cm" fo:margin-bottom="0.212cm" loext:contextual-spacing="false" fo:text-align="start" style:justify-single-word="false" fo:orphans="0" fo:widows="0" fo:hyphenation-ladder-count="no-limit" fo:keep-with-next="always" style:writing-mode="lr-tb"/>
      <style:text-properties style:use-window-font-color="true" style:font-name="Liberation Sans" fo:font-family="'Liberation Sans'" style:font-family-generic="swiss" style:font-pitch="variable" fo:font-size="18pt" fo:font-weight="bold" style:letter-kerning="true" style:font-name-asian="Liberation Serif1" style:font-family-asian="'Liberation Serif'" style:font-family-generic-asian="system" style:font-pitch-asian="variable" style:font-size-asian="18pt" style:language-asian="en" style:country-asian="GB" style:font-weight-asian="bold" fo:hyphenate="false" fo:hyphenation-remain-char-count="2" fo:hyphenation-push-char-count="2"/>
    </style:style>
    <style:style style:name="Heading_20_2" style:display-name="Heading 2" style:family="paragraph" style:parent-style-name="Heading" style:default-outline-level="" style:class="text">
      <style:paragraph-properties fo:margin-top="0.353cm" fo:margin-bottom="0.212cm" loext:contextual-spacing="false" fo:text-align="start" style:justify-single-word="false" fo:orphans="0" fo:widows="0" fo:hyphenation-ladder-count="no-limit" fo:keep-with-next="always" style:writing-mode="lr-tb"/>
      <style:text-properties style:use-window-font-color="true" style:font-name="Liberation Sans" fo:font-family="'Liberation Sans'" style:font-family-generic="swiss" style:font-pitch="variable" fo:font-size="16pt" fo:font-weight="bold" style:letter-kerning="true" style:font-name-asian="Liberation Serif1" style:font-family-asian="'Liberation Serif'" style:font-family-generic-asian="system" style:font-pitch-asian="variable" style:font-size-asian="16pt" style:language-asian="en" style:country-asian="GB" style:font-weight-asian="bold" fo:hyphenate="false" fo:hyphenation-remain-char-count="2" fo:hyphenation-push-char-count="2"/>
    </style:style>
    <style:style style:name="Title" style:family="paragraph" style:parent-style-name="Heading" style:default-outline-level="" style:class="chapter">
      <style:paragraph-properties fo:margin-top="0.423cm" fo:margin-bottom="0.212cm" loext:contextual-spacing="false" fo:text-align="center" style:justify-single-word="false" fo:orphans="0" fo:widows="0" fo:hyphenation-ladder-count="no-limit" fo:keep-with-next="always" style:writing-mode="lr-tb"/>
      <style:text-properties style:use-window-font-color="true" style:font-name="Liberation Sans1" fo:font-family="'Liberation Sans'" style:font-family-generic="roman" style:font-pitch="variable" fo:font-size="28pt" fo:font-weight="bold" style:letter-kerning="true" style:font-name-asian="Liberation Serif1" style:font-family-asian="'Liberation Serif'" style:font-family-generic-asian="system" style:font-pitch-asian="variable" style:font-size-asian="28pt" style:language-asian="en" style:country-asian="GB" style:font-weight-asian="bold" fo:hyphenate="false" fo:hyphenation-remain-char-count="2" fo:hyphenation-push-char-count="2"/>
    </style:style>
    <style:style style:name="Subtitle" style:family="paragraph" style:parent-style-name="Heading" style:default-outline-level="" style:class="chapter">
      <style:paragraph-properties fo:margin-top="0.106cm" fo:margin-bottom="0.212cm" loext:contextual-spacing="false" fo:text-align="center" style:justify-single-word="false" fo:orphans="0" fo:widows="0" fo:hyphenation-ladder-count="no-limit" fo:keep-with-next="always" style:writing-mode="lr-tb"/>
      <style:text-properties style:use-window-font-color="true" style:font-name="Liberation Sans1" fo:font-family="'Liberation Sans'" style:font-family-generic="roman" style:font-pitch="variable" fo:font-size="18pt" style:letter-kerning="true" style:font-name-asian="Liberation Serif1" style:font-family-asian="'Liberation Serif'" style:font-family-generic-asian="system" style:font-pitch-asian="variable" style:font-size-asian="18pt" style:language-asian="en" style:country-asian="GB"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4-09T13:28:54.688000000</dc:date>
    <meta:generator>LibreOffice/6.2.0.3$Windows_X86_64 LibreOffice_project/98c6a8a1c6c7b144ce3cc729e34964b47ce25d62</meta:generator>
    <meta:editing-duration>PT1H33M41S</meta:editing-duration>
    <meta:editing-cycles>22</meta:editing-cycles>
    <meta:document-statistic meta:table-count="1" meta:image-count="0" meta:object-count="0" meta:page-count="4" meta:paragraph-count="67" meta:word-count="1647" meta:character-count="9858" meta:non-whitespace-character-count="8273"/>
  </office:meta>
</office:document-meta>
</file>